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2" style:family="paragraph"/>
    <style:style style:name="P4" style:parent-style-name="Standard" style:list-style-name="LFO3" style:family="paragraph"/>
    <style:style style:name="P5" style:parent-style-name="Standard" style:list-style-name="LFO3" style:family="paragraph"/>
    <style:style style:name="P6" style:parent-style-name="Standard" style:list-style-name="LFO3" style:family="paragraph"/>
    <style:style style:name="P7" style:parent-style-name="Standard" style:list-style-name="LFO3" style:family="paragraph"/>
    <style:style style:name="P8" style:parent-style-name="Standard" style:list-style-name="LFO4" style:family="paragraph"/>
    <style:style style:name="P9" style:parent-style-name="Standard" style:list-style-name="LFO5" style:family="paragraph"/>
    <style:style style:name="P10" style:parent-style-name="Standard" style:list-style-name="LFO6" style:family="paragraph"/>
    <style:style style:name="P11" style:parent-style-name="Standard" style:list-style-name="LFO1" style:family="paragraph"/>
    <style:style style:name="P12" style:parent-style-name="Standard" style:list-style-name="LFO7" style:family="paragraph"/>
    <style:style style:name="P13" style:parent-style-name="Standard" style:list-style-name="LFO8" style:family="paragraph"/>
    <style:style style:name="P14" style:parent-style-name="Standard" style:list-style-name="LFO8" style:family="paragraph"/>
    <style:style style:name="P15" style:parent-style-name="Standard" style:list-style-name="LFO8" style:family="paragraph"/>
    <style:style style:name="P16" style:parent-style-name="Standard" style:list-style-name="LFO8" style:family="paragraph"/>
    <style:style style:name="P17" style:parent-style-name="Standard" style:list-style-name="LFO9" style:family="paragraph"/>
    <style:style style:name="P18" style:parent-style-name="Standard" style:list-style-name="LFO10" style:family="paragraph"/>
    <style:style style:name="P19" style:parent-style-name="Standard" style:list-style-name="LFO1" style:family="paragraph"/>
    <style:style style:name="P20" style:parent-style-name="Standard" style:list-style-name="LFO11" style:family="paragraph"/>
    <style:style style:name="P21" style:parent-style-name="Standard" style:list-style-name="LFO12" style:family="paragraph"/>
    <style:style style:name="P22" style:parent-style-name="Standard" style:list-style-name="LFO12" style:family="paragraph"/>
    <style:style style:name="P23" style:parent-style-name="Standard" style:list-style-name="LFO13" style:family="paragraph"/>
    <style:style style:name="P24" style:parent-style-name="Standard" style:list-style-name="LFO1" style:family="paragraph"/>
    <style:style style:name="P25" style:parent-style-name="Standard" style:list-style-name="LFO14" style:family="paragraph"/>
    <style:style style:name="P26" style:parent-style-name="Standard" style:list-style-name="LFO15" style:family="paragraph"/>
    <style:style style:name="P27" style:parent-style-name="Standard" style:list-style-name="LFO15" style:family="paragraph"/>
    <style:style style:name="P28" style:parent-style-name="Standard" style:list-style-name="LFO16" style:family="paragraph"/>
  </office:automatic-styles>
  <office:body>
    <office:text text:use-soft-page-breaks="true">
      <text:p text:style-name="P1">Código: CU-01</text:p>
      <text:p text:style-name="Standard">Título: Envío de Url analizar</text:p>
      <text:p text:style-name="Standard">Versión: 1.0</text:p>
      <text:p text:style-name="Standard">Precondición:</text:p>
      <text:list text:style-name="LFO1" text:continue-numbering="true">
        <text:list-item>
          <text:p text:style-name="P2">El usuario debe iniciar la aplicación.</text:p>
        </text:list-item>
      </text:list>
      <text:p text:style-name="Standard">Descripción:</text:p>
      <text:list text:style-name="LFO2" text:continue-numbering="true">
        <text:list-item>
          <text:p text:style-name="P3">El usuario desea analizar una página web.</text:p>
        </text:list-item>
      </text:list>
      <text:p text:style-name="Standard">Secuencia Normal:</text:p>
      <text:list text:style-name="LFO3" text:continue-numbering="true">
        <text:list-item>
          <text:p text:style-name="P4">El usuario introduce una Url en el formulario<text:s/>presentado.</text:p>
        </text:list-item>
        <text:list-item>
          <text:p text:style-name="P5">El usuario envía el formulario rellenado.</text:p>
        </text:list-item>
        <text:list-item>
          <text:p text:style-name="P6">El sistema recibe la Url y la almacena.</text:p>
        </text:list-item>
        <text:list-item>
          <text:p text:style-name="P7">El sistema presenta una página con las categorías disponibles.</text:p>
        </text:list-item>
      </text:list>
      <text:p text:style-name="Standard">Secuencia Alternativa:</text:p>
      <text:list text:style-name="LFO4" text:continue-numbering="true">
        <text:list-item>
          <text:p text:style-name="P8">El usuario analiza la página web en la que se encuentra haciendo click en un<text:s/>botón<text:s/>especial que analiza la página en la que el plugin fue abierto.</text:p>
        </text:list-item>
      </text:list>
      <text:p text:style-name="Standard">Postcondición:</text:p>
      <text:list text:style-name="LFO5" text:continue-numbering="true">
        <text:list-item>
          <text:p text:style-name="P9">El usuario puede ver las categorías disponibles que contienen la información analizada y el sistema guarda la Url enviada por el usuario.</text:p>
        </text:list-item>
      </text:list>
      <text:p text:style-name="Standard">Excepciones:</text:p>
      <text:list text:style-name="LFO6" text:continue-numbering="true">
        <text:list-item>
          <text:p text:style-name="P10">Si el usuario no introduce ninguna Url y envía el formulario<text:s/>mediante el botón principal, la<text:s/>aplicación mostrará<text:s/>un mensaje de error permitiendo volver a introducir una Url.</text:p>
        </text:list-item>
      </text:list>
      <text:p text:style-name="Standard"/>
      <text:p text:style-name="Standard"/>
      <text:p text:style-name="Standard">Código: CU-02</text:p>
      <text:p text:style-name="Standard">Título: Seleccionar una categoría</text:p>
      <text:p text:style-name="Standard">Versión: 1.0</text:p>
      <text:p text:style-name="Standard">Precondición:</text:p>
      <text:list text:style-name="LFO1" text:continue-numbering="true">
        <text:list-item>
          <text:p text:style-name="P11">El usuario debe haber enviado una Url al sistema y estar en la página donde se muestran las categorías.</text:p>
        </text:list-item>
      </text:list>
      <text:p text:style-name="Standard">Descripción:</text:p>
      <text:list text:style-name="LFO7" text:continue-numbering="true">
        <text:list-item>
          <text:p text:style-name="P12">El usuario desea seleccionar una categoría para ver su información.</text:p>
        </text:list-item>
      </text:list>
      <text:p text:style-name="Standard">Secuencia Normal:</text:p>
      <text:list text:style-name="LFO8" text:continue-numbering="true">
        <text:list-item>
          <text:p text:style-name="P13">El usuario selecciona una categoría.</text:p>
        </text:list-item>
        <text:list-item>
          <text:p text:style-name="P14">El sistema recibe la categoría seleccionada.</text:p>
        </text:list-item>
        <text:list-item>
          <text:p text:style-name="P15">El sistema realiza el análisis de la Url almacenada obteniendo la información que debe contener esa categoría.</text:p>
        </text:list-item>
        <text:list-item>
          <text:p text:style-name="P16">El sistema muestra la información de la categoría al usuario.</text:p>
        </text:list-item>
      </text:list>
      <text:p text:style-name="Standard">Postcondición:</text:p>
      <text:list text:style-name="LFO9" text:continue-numbering="true">
        <text:list-item>
          <text:p text:style-name="P17">La aplicación muestra la información de la categoría seleccionada al usuario.</text:p>
        </text:list-item>
      </text:list>
      <text:p text:style-name="Standard">Excepciones:</text:p>
      <text:list text:style-name="LFO10" text:continue-numbering="true">
        <text:list-item>
          <text:p text:style-name="P18">La aplicación muestra un mensaje de error en caso de que el servidor de error al analizar la página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ódigo: CU-03</text:p>
      <text:p text:style-name="Standard">Título: Volver al menú de categorías</text:p>
      <text:p text:style-name="Standard">Versión: 1.0</text:p>
      <text:p text:style-name="Standard">Precondición:</text:p>
      <text:list text:style-name="LFO1" text:continue-numbering="true">
        <text:list-item>
          <text:p text:style-name="P19">El usuario debe encontrarse en la página de alguna de las categorías.</text:p>
        </text:list-item>
      </text:list>
      <text:p text:style-name="Standard">Descripción:</text:p>
      <text:list text:style-name="LFO11" text:continue-numbering="true">
        <text:list-item>
          <text:p text:style-name="P20">El usuario desea<text:s/>volver al menú de selección de categorías.</text:p>
        </text:list-item>
      </text:list>
      <text:p text:style-name="Standard">Secuencia Normal:</text:p>
      <text:list text:style-name="LFO12" text:continue-numbering="true">
        <text:list-item>
          <text:p text:style-name="P21">El usuario retrocede al menú de categorías.</text:p>
        </text:list-item>
        <text:list-item>
          <text:p text:style-name="P22">El sistema presenta las categorías disponibles.</text:p>
        </text:list-item>
      </text:list>
      <text:p text:style-name="Standard">Postcondición:</text:p>
      <text:list text:style-name="LFO13" text:continue-numbering="true">
        <text:list-item>
          <text:p text:style-name="P23">La aplicación muestra el menú de categorías disponibles al usuario.</text:p>
        </text:list-item>
      </text:list>
      <text:p text:style-name="Standard">Excepciones:</text:p>
      <text:p text:style-name="Standard"/>
      <text:p text:style-name="Standard"/>
      <text:p text:style-name="Standard">Código: CU-04</text:p>
      <text:p text:style-name="Standard">Título: Volver al formulario de introducción de Url a analizar</text:p>
      <text:p text:style-name="Standard">Versión: 1.0</text:p>
      <text:p text:style-name="Standard">Precondición:</text:p>
      <text:list text:style-name="LFO1" text:continue-numbering="true">
        <text:list-item>
          <text:p text:style-name="P24">El usuario debe haber rellenado el formulario presentado en el CU-01 y encontrarse en el menú de categorías.</text:p>
        </text:list-item>
      </text:list>
      <text:p text:style-name="Standard">Descripción:</text:p>
      <text:list text:style-name="LFO14" text:continue-numbering="true">
        <text:list-item>
          <text:p text:style-name="P25">El<text:s/>usuario desea volver al formulario presentado en el CU-01.</text:p>
        </text:list-item>
      </text:list>
      <text:p text:style-name="Standard">Secuencia Normal:</text:p>
      <text:list text:style-name="LFO15" text:continue-numbering="true">
        <text:list-item>
          <text:p text:style-name="P26">El usuario retrocede en la aplicación.</text:p>
        </text:list-item>
        <text:list-item>
          <text:p text:style-name="P27">El sistema presenta el formulario para que el usuario lo rellene nuevamente.</text:p>
        </text:list-item>
      </text:list>
      <text:p text:style-name="Standard">Postcondición:</text:p>
      <text:list text:style-name="LFO16" text:continue-numbering="true">
        <text:list-item>
          <text:p text:style-name="P28">La aplicación muestra el formulario para analizar una página web.</text:p>
        </text:list-item>
      </text:list>
      <text:p text:style-name="Standard">Excepciones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Esquinazi</meta:initial-creator>
    <dc:creator>German Dario Esquinazi Bachoer</dc:creator>
    <meta:creation-date>2020-01-12T11:07:00Z</meta:creation-date>
    <dc:date>2020-02-14T08:13:00Z</dc:date>
    <meta:template xlink:href="Normal" xlink:type="simple"/>
    <meta:editing-cycles>6</meta:editing-cycles>
    <meta:editing-duration>PT900S</meta:editing-duration>
    <meta:document-statistic meta:page-count="2" meta:paragraph-count="5" meta:word-count="399" meta:character-count="2591" meta:row-count="18" meta:non-whitespace-character-count="2197"/>
  </office:meta>
</office:document-meta>
</file>